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621d" officeooo:paragraph-rsid="000a621d"/>
    </style:style>
    <style:style style:name="P2" style:family="paragraph" style:parent-style-name="Text_20_body">
      <style:paragraph-properties fo:text-align="start" style:justify-single-word="false"/>
      <style:text-properties style:font-name="Malgun Gothic" fo:font-size="16pt" style:text-underline-style="none" officeooo:rsid="000a621d" officeooo:paragraph-rsid="000a621d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style:font-name="Malgun Gothic" fo:font-size="16pt" style:text-underline-style="none" officeooo:rsid="000c278e" officeooo:paragraph-rsid="000c278e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style:font-name="Malgun Gothic" fo:font-size="16pt" style:text-underline-style="none" officeooo:rsid="000fe4e4" officeooo:paragraph-rsid="000fe4e4" style:font-size-asian="16pt" style:font-size-complex="16pt"/>
    </style:style>
    <style:style style:name="P5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278e" officeooo:paragraph-rsid="00141c02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d1b53" officeooo:paragraph-rsid="00150819" style:font-size-asian="10.5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23ac6" officeooo:paragraph-rsid="00123ac6" style:font-size-asian="10.5pt" style:font-size-complex="12pt"/>
    </style:style>
    <style:style style:name="P8" style:family="paragraph" style:parent-style-name="Standard" style:list-style-name="L1">
      <style:text-properties officeooo:paragraph-rsid="000a621d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text-align="start" style:justify-single-word="false"/>
      <style:text-properties style:font-name="Malgun Gothic" fo:font-size="12pt" style:text-underline-style="none" officeooo:rsid="000d1b53" officeooo:paragraph-rsid="000d1b53" style:font-size-asian="10.5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d1b53" officeooo:paragraph-rsid="000d1b53" style:font-size-asian="10.5pt" style:font-size-complex="12pt"/>
    </style:style>
    <style:style style:name="P12" style:family="paragraph" style:parent-style-name="Text_20_body" style:list-style-name="L5">
      <style:paragraph-properties fo:text-align="start" style:justify-single-word="false"/>
      <style:text-properties style:font-name="Malgun Gothic" fo:font-size="12pt" style:text-underline-style="none" officeooo:rsid="000e0675" officeooo:paragraph-rsid="000e0675" style:font-size-asian="10.5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5ed9" officeooo:paragraph-rsid="001ee02f" style:font-size-asian="10.5pt" style:font-size-complex="12pt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0a621d"/>
    </style:style>
    <style:style style:name="T2" style:family="text">
      <style:text-properties officeooo:rsid="000c278e"/>
    </style:style>
    <style:style style:name="T3" style:family="text">
      <style:text-properties officeooo:rsid="000c5ed9"/>
    </style:style>
    <style:style style:name="T4" style:family="text">
      <style:text-properties officeooo:rsid="000d1b53"/>
    </style:style>
    <style:style style:name="T5" style:family="text">
      <style:text-properties officeooo:rsid="000e0675"/>
    </style:style>
    <style:style style:name="T6" style:family="text">
      <style:text-properties officeooo:rsid="000fe4e4"/>
    </style:style>
    <style:style style:name="T7" style:family="text">
      <style:text-properties officeooo:rsid="00141c02"/>
    </style:style>
    <style:style style:name="T8" style:family="text">
      <style:text-properties officeooo:rsid="001cee07"/>
    </style:style>
    <style:style style:name="T9" style:family="text">
      <style:text-properties officeooo:rsid="0017d6db"/>
    </style:style>
    <style:style style:name="T10" style:family="text">
      <style:text-properties officeooo:rsid="001835bd"/>
    </style:style>
    <style:style style:name="T11" style:family="text">
      <style:text-properties officeooo:rsid="001a1932"/>
    </style:style>
    <style:style style:name="T12" style:family="text">
      <style:text-properties officeooo:rsid="001b6a60"/>
    </style:style>
    <style:style style:name="T13" style:family="text">
      <style:text-properties officeooo:rsid="001ced31"/>
    </style:style>
    <style:style style:name="T14" style:family="text">
      <style:text-properties officeooo:rsid="001ee02f"/>
    </style:style>
    <style:style style:name="T15" style:family="text">
      <style:text-properties officeooo:rsid="001ff6bf"/>
    </style:style>
    <style:style style:name="T16" style:family="text">
      <style:text-properties officeooo:rsid="00216c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 : Site vitrine</text:p>
      <text:p text:style-name="P1"/>
      <text:p text:style-name="P1">Critère de performance : générer des contacts, conquête d’une nouvelle clientèle</text:p>
      <text:p text:style-name="P1"/>
      <text:p text:style-name="P1">Fonctionnalité : Ajouter, supprimer image,</text:p>
      <text:p text:style-name="P1"/>
      <text:list xml:id="list3772040607" text:style-name="L1">
        <text:list-item>
          <text:p text:style-name="P8"><text:span text:style-name="T1">Concurrence : </text:span>mesurer l’<text:span text:style-name="Strong_20_Emphasis">offre et la demande</text:span> pour le service / produit / prestation que vous proposez</text:p>
        </text:list-item>
        <text:list-item text:style-override="L2">
          <text:p text:style-name="P14">mesurer le degré de concurrence de l’<text:span text:style-name="Strong_20_Emphasis">activité</text:span>, du <text:span text:style-name="Strong_20_Emphasis">secteur</text:span></text:p>
        </text:list-item>
        <text:list-item text:style-override="L3">
          <text:p text:style-name="P15">mesurer le niveau d’engagement des<text:span text:style-name="Strong_20_Emphasis"> concurrents déjà en place</text:span></text:p>
        </text:list-item>
        <text:list-item text:style-override="L4">
          <text:p text:style-name="P9">mesurer la pertinence, l’originalité et la compétitivité de <text:span text:style-name="Strong_20_Emphasis">votre offre</text:span>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Stage DWWM chez<text:span text:style-name="T1"> un</text:span><text:span text:style-name="T2"> coiffeur barbier</text:span></text:p>
      <text:p text:style-name="P4"/>
      <text:p text:style-name="P5">Le salon de coiffure barbier <text:span text:style-name="T3">créé en 2017 </text:span>se situe au cœur de Rouen. <text:span text:style-name="T13">Cette petite entreprise </text:span><text:span text:style-name="T7">est constituée d’un gérant </text:span><text:span text:style-name="T14">et de</text:span><text:span text:style-name="T7"> de</text:span><text:span text:style-name="T9">ux employés.</text:span></text:p>
      <text:p text:style-name="P13"><text:span text:style-name="T4">D</text:span>ans ce secteur d’activité <text:span text:style-name="T4">la concurrence</text:span> <text:span text:style-name="T4">est très représenté</text:span><text:span text:style-name="T9">e</text:span><text:span text:style-name="T4"> sur le web, l</text:span>e salon <text:span text:style-name="T4">qui </text:span><text:s/>dispose déjà d’un Facebook et d’un Instagram <text:span text:style-name="T4">doit </text:span><text:span text:style-name="T10">donc </text:span><text:span text:style-name="T4">également avoir son </text:span><text:span text:style-name="T6">propre </text:span><text:span text:style-name="T4">site. </text:span><text:span text:style-name="T14">Le gérant souhaite ainsi </text:span><text:span text:style-name="T2">accroître sa visibilité et </text:span><text:span text:style-name="T14">par ce biais </text:span><text:span text:style-name="T2">gagn</text:span>er<text:span text:style-name="T2"> une nouvelle clientèle. </text:span></text:p>
      <text:p text:style-name="P11">Les besoins exprimés par le gérant <text:span text:style-name="T15">pour son </text:span><text:span text:style-name="T2">site vitrine </text:span>sont :</text:p>
      <text:list xml:id="list2717082924" text:style-name="L5">
        <text:list-item>
          <text:p text:style-name="P10">Un site avec les coordonnées du salon (adresse, <text:span text:style-name="T11">numéro </text:span><text:span text:style-name="T12">de</text:span><text:span text:style-name="T11"> </text:span>téléphone, <text:span text:style-name="T12">G</text:span>oogle maps intégré)</text:p>
        </text:list-item>
        <text:list-item>
          <text:p text:style-name="P10"><text:span text:style-name="T15">La m</text:span>ise en avant des marques utilisé<text:span text:style-name="T11">s</text:span> et vendu<text:span text:style-name="T11">s</text:span> par le salon</text:p>
        </text:list-item>
        <text:list-item>
          <text:p text:style-name="P10"><text:span text:style-name="T15">La p</text:span>ossibilité d’ajouter des photos de réalisations </text:p>
        </text:list-item>
        <text:list-item>
          <text:p text:style-name="P10">Un site représentatif du salon (<text:span text:style-name="T5">c</text:span>ouleurs)</text:p>
        </text:list-item>
        <text:list-item>
          <text:p text:style-name="P12"><text:span text:style-name="T16">La c</text:span>réation d’un logo</text:p>
        </text:list-item>
      </text:list>
      <text:p text:style-name="P7"><text:s/></text:p>
      <text:p text:style-name="P6">Ce stage de 9 semaines s’est déroulé en totalité en télétravail. Cela m’a permis d’appréhender<text:span text:style-name="T8"> le métier depuis une situation se rapprochant de celle du </text:span>métier de développeur web en free-lance. <text:span text:style-name="T8">Durant ce stage </text:span>j’ai dû être à la fois le commercial, le graphiste et <text:span text:style-name="T11">le </text:span>développeur full stack <text:span text:style-name="T8">du projet.</text:span></text:p>
      <text:p text:style-name="P2"/>
      <text:p text:style-name="P3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92cm" fo:margin-bottom="2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4T21:07:38.243000000</dc:date>
    <meta:editing-duration>PT10M2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18" meta:word-count="255" meta:character-count="1514" meta:non-whitespace-character-count="1280"/>
  </office:meta>
</office:document-meta>
</file>